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700000281EEB240235AD4A951.png" manifest:media-type="image/png"/>
  <manifest:file-entry manifest:full-path="Pictures/100000000000029E00000280D97A34CA89D719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svg:stroke-width="0.03cm" svg:stroke-color="#579d1c" draw:marker-start-width="0.3cm" draw:marker-end-width="0.3cm" draw:textarea-vertical-align="middle" draw:line-distance="1.247cm"/>
    </style:style>
    <style:style style:name="gr3" style:family="graphic" style:parent-style-name="measure">
      <style:graphic-properties svg:stroke-width="0.03cm" svg:stroke-color="#579d1c" draw:marker-start-width="0.3cm" draw:marker-end-width="0.3cm" draw:textarea-vertical-align="middle" draw:line-distance="2.072cm"/>
    </style:style>
    <style:style style:name="gr4" style:family="graphic" style:parent-style-name="measure">
      <style:graphic-properties svg:stroke-width="0.03cm" svg:stroke-color="#579d1c" draw:marker-start-width="0.3cm" draw:marker-end-width="0.3cm" draw:textarea-vertical-align="middle" draw:line-distance="2.824cm"/>
    </style:style>
    <style:style style:name="gr5" style:family="graphic" style:parent-style-name="measure">
      <style:graphic-properties svg:stroke-width="0.03cm" svg:stroke-color="#579d1c" draw:marker-start-width="0.3cm" draw:marker-end-width="0.3cm" draw:textarea-vertical-align="middle" draw:line-distance="3.679cm"/>
    </style:style>
    <style:style style:name="gr6" style:family="graphic" style:parent-style-name="measure">
      <style:graphic-properties svg:stroke-width="0.03cm" svg:stroke-color="#579d1c" draw:marker-start-width="0.3cm" draw:marker-end-width="0.3cm" draw:textarea-vertical-align="middle" draw:line-distance="4.472cm"/>
    </style:style>
    <style:style style:name="gr7" style:family="graphic" style:parent-style-name="measure">
      <style:graphic-properties svg:stroke-width="0.03cm" svg:stroke-color="#579d1c" draw:marker-start-width="0.3cm" draw:marker-end-width="0.3cm" draw:textarea-vertical-align="middle" draw:line-distance="5.184cm"/>
    </style:style>
    <style:style style:name="gr8" style:family="graphic" style:parent-style-name="measure">
      <style:graphic-properties svg:stroke-width="0.03cm" svg:stroke-color="#579d1c" draw:marker-start-width="0.3cm" draw:marker-end-width="0.3cm" draw:textarea-vertical-align="middle" draw:line-distance="1.419cm" draw:placing="below"/>
    </style:style>
    <style:style style:name="gr9" style:family="graphic" style:parent-style-name="measure">
      <style:graphic-properties svg:stroke-width="0.03cm" svg:stroke-color="#579d1c" draw:marker-start-width="0.3cm" draw:marker-end-width="0.3cm" draw:textarea-vertical-align="middle" draw:line-distance="0.649cm" draw:placing="abov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26cm" svg:height="16.932cm" svg:x="5.077cm" svg:y="2.117cm">
          <draw:image xlink:href="Pictures/100000000000029E00000280D97A34CA89D719D1.png" xlink:type="simple" xlink:show="embed" xlink:actuate="onLoad">
            <text:p/>
          </draw:image>
        </draw:frame>
        <draw:measure draw:style-name="gr2" draw:text-style-name="P2" draw:layer="measurelines" svg:x1="22.189cm" svg:y1="18.23cm" svg:x2="22.189cm" svg:y2="18.869cm">
          <text:p text:style-name="P2"/>
          <text:p text:style-name="P2">H1: 9.5 cm</text:p>
        </draw:measure>
        <draw:measure draw:style-name="gr3" draw:text-style-name="P2" draw:layer="layout" svg:x1="22.189cm" svg:y1="15.174cm" svg:x2="22.189cm" svg:y2="18.869cm">
          <text:p text:style-name="P2"/>
          <text:p text:style-name="P2">H2: 54.1 cm</text:p>
        </draw:measure>
        <draw:measure draw:style-name="gr4" draw:text-style-name="P2" draw:layer="layout" svg:x1="22.19cm" svg:y1="13.441cm" svg:x2="22.19cm" svg:y2="18.869cm">
          <text:p text:style-name="P2"/>
          <text:p text:style-name="P2">H3: 80 cm</text:p>
        </draw:measure>
        <draw:measure draw:style-name="gr5" draw:text-style-name="P2" draw:layer="layout" svg:x1="22.19cm" svg:y1="9.341cm" svg:x2="22.19cm" svg:y2="18.869cm">
          <text:p text:style-name="P2"/>
          <text:p text:style-name="P2">H4: 140 cm</text:p>
        </draw:measure>
        <draw:measure draw:style-name="gr6" draw:text-style-name="P2" draw:layer="layout" svg:x1="22.191cm" svg:y1="6.614cm" svg:x2="22.191cm" svg:y2="18.869cm">
          <text:p text:style-name="P2"/>
          <text:p text:style-name="P2">H5: 180 cm</text:p>
        </draw:measure>
        <draw:measure draw:style-name="gr7" draw:text-style-name="P2" draw:layer="layout" svg:x1="22.191cm" svg:y1="5.251cm" svg:x2="22.191cm" svg:y2="18.87cm">
          <text:p text:style-name="P2"/>
          <text:p text:style-name="P2">H6: 200 cm</text:p>
        </draw:measure>
        <draw:measure draw:style-name="gr8" draw:text-style-name="P2" draw:layer="layout" svg:x1="5.654cm" svg:y1="2.183cm" svg:x2="5.654cm" svg:y2="18.871cm">
          <text:p text:style-name="P2"/>
          <text:p text:style-name="P2">245 cm</text:p>
        </draw:measure>
        <draw:measure draw:style-name="gr9" draw:text-style-name="P2" draw:layer="layout" svg:x1="22.467cm" svg:y1="18.686cm" svg:x2="5.45cm" svg:y2="18.686cm">
          <text:p text:style-name="P2"/>
          <text:p text:style-name="P2">250 cm</text:p>
        </draw:measure>
      </draw:page>
      <draw:page draw:name="page2" draw:style-name="dp1" draw:master-page-name="Default">
        <draw:frame draw:style-name="gr1" draw:text-style-name="P1" draw:layer="layout" svg:width="17.964cm" svg:height="16.959cm" svg:x="4.958cm" svg:y="2.103cm">
          <draw:image xlink:href="Pictures/10000201000002A700000281EEB240235AD4A9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4:27:32.510087243</meta:creation-date>
    <dc:date>2019-10-20T15:18:33.808891770</dc:date>
    <meta:editing-duration>PT20M28S</meta:editing-duration>
    <meta:editing-cycles>6</meta:editing-cycles>
    <meta:generator>LibreOffice/6.0.7.3$Linux_X86_64 LibreOffice_project/00m0$Build-3</meta:generator>
    <meta:document-statistic meta:object-count="10"/>
  </office:meta>
</office:document-meta>
</file>